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uncionamento</text:span></text:p>
      <text:p text:style-name="P2"/>
      <text:p text:style-name="P1"><text:span text:style-name="T1">Entrada manual</text:span></text:p>
      <text:p text:style-name="P1"><text:span text:style-name="T2">Informar a </text:span><text:span text:style-name="T3">string </text:span><text:span text:style-name="T2">a ser aquecida no campo "Alimento". Não é permitido informar uma </text:span><text:span text:style-name="T3">string </text:span><text:span text:style-name="T2">em branco. Caso deseje informar um arquivo, basta digitar o caminho do arquivo neste mesmo campo, e o alimento a ser aquecido será o contido dentro do arquivo.</text:span></text:p>
      <text:p text:style-name="P1"><text:span text:style-name="T2">Informar o tempo no campo "Tempo". Caso seja informado um caractere não numérico, espaço em branco, ou valor que não seja entre 1 e 120, o programa informará um erro.</text:span></text:p>
      <text:p text:style-name="P1"><text:span text:style-name="T2">Informe a potência no campo "Potência". Caracteres inválidos ou fora do limite de 1 a 10 acarretarão em um erro. Um valor em branco definirá a potência como padrão, 10.</text:span></text:p>
      <text:p text:style-name="P1"><text:span text:style-name="T2">Após preenchidos os campos, basta clicar no botão “Iniciar”.</text:span></text:p>
      <text:p text:style-name="P1"><text:span text:style-name="T2">O contador irá iniciar, e ao final, uma mensagem de confirmação "Aquecida!" será informada, junto da </text:span><text:span text:style-name="T3">string </text:span><text:span text:style-name="T2">aquecida com seus devidos caracteres.</text:span></text:p>
      <text:p text:style-name="P1"><text:span text:style-name="T2">Caso o alimento tenha como origem um arquivo, a saída será feita neste mesmo arquivo.</text:span></text:p>
      <text:p text:style-name="P2"/>
      <text:p text:style-name="P1"><text:span text:style-name="T1">Início rápido</text:span></text:p>
      <text:p text:style-name="P1"><text:span text:style-name="T2">Ao clicar no botão "Início Rápido", os campos "Tempo" e "Potência" serão automaticamente preenchidos <text:s/>com os valores padrão de aquecimento rápido, sendo 30 segundos para o tempo e 8 para a potência.</text:span></text:p>
      <text:p text:style-name="P2"/>
      <text:p text:style-name="P1"><text:span text:style-name="T1">Programas pré-definidos</text:span></text:p>
      <text:p text:style-name="P1"><text:span text:style-name="T2">O microondas contém por padrão 5 programas já definidos, e quando selecionados, preenchem os campos com seus devidos valores, além de exibir sua instrução de uso.</text:span></text:p>
      <text:p text:style-name="P1"><text:span text:style-name="T2">É possível visualizar os programas existentes através do campo "Programas". Após selecionar um programa, basta clicar no botão "Iniciar".</text:span></text:p>
      <text:p text:style-name="P2"/>
      <text:p text:style-name="P2"/>
      <text:p text:style-name="P1"><text:span text:style-name="T1">Adicionar Programas</text:span></text:p>
      <text:p text:style-name="P1"><text:span text:style-name="T2">Para adicionar programas personalizados, basta preencher os campos "Alimento", "Tempo", "Potência", "Instruções", "ID", e clicar no botão "+ Programa". O programa então passará a ser exibido no campo "Programas", junto com os programas pré-definidos.</text:span></text:p>
      <text:p text:style-name="P1"><text:span text:style-name="T2">O campo "ID" será o caractere utilizado na </text:span><text:span text:style-name="T3">string </text:span><text:span text:style-name="T2">aquecida.</text:span></text:p>
      <text:p text:style-name="P1"><text:span text:style-name="T2">Todos os campos possuem validação de dados. Porém para comodidade do usuário, o campo "Instruções" é opcional, já que este é um programa personalizado pelo próprio.</text:span></text:p>
      <text:p text:style-name="P2"/>
      <text:p text:style-name="P1"><text:span text:style-name="T1">Controle do aquecimento</text:span></text:p>
      <text:p text:style-name="P1"><text:span text:style-name="T2">O botão "Pausar" paralisa o contador e todo o processo de aquecimento, podendo ser retomado a qualquer momento pelo meio deste mesmo botão.</text:span></text:p>
      <text:p text:style-name="P1"><text:soft-page-break/><text:span text:style-name="T2">O botão "Cancelar" cancela o aquecimento, voltando todos os campos para o seu estado padr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346" meta:character-count="2179" meta:non-whitespace-character-count="1852"/>
    <meta:generator>LibreOfficeDev/6.0.5.2$Linux_X86_64 LibreOffice_project/</meta:generator>
  </office:meta>
</office:document-meta>
</file>